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librepythonista/fsvqytlelcfgdf/id_EKramsoOCDOp7e.py" manifest:media-type=""/>
  <manifest:file-entry manifest:full-path="librepythonista/fsvqytlelcfgdf/id_YvIo0TNT3E05BS.py" manifest:media-type=""/>
  <manifest:file-entry manifest:full-path="librepythonista/fsvqytlelcfgdf/id_AgTHyW4W7sbOFp.py" manifest:media-type=""/>
  <manifest:file-entry manifest:full-path="librepythonista/fsvqytlelcfgdf/id_wm0mKGzI4W7JZk.py" manifest:media-type=""/>
  <manifest:file-entry manifest:full-path="librepythonista/fsvqytlelcfgdf/id_dgWPiHfJDiOr2E.py" manifest:media-type=""/>
  <manifest:file-entry manifest:full-path="librepythonista/fsvqytlelcfgdf/id_wUQDQuL8pbttKG.py" manifest:media-type=""/>
  <manifest:file-entry manifest:full-path="librepythonista/fsvqytlelcfgdf/id_641omDSs8v4Ucu.py" manifest:media-type=""/>
  <manifest:file-entry manifest:full-path="librepythonista/fsvqytlelcfgdf/" manifest:media-type="application/binary"/>
  <manifest:file-entry manifest:full-path="librepythonista/" manifest:media-type="application/binary"/>
  <manifest:file-entry manifest:full-path="manifest.rdf" manifest:media-type="application/rdf+xml"/>
  <manifest:file-entry manifest:full-path="json/DocumentCustomProperties.json" manifest:media-type=""/>
  <manifest:file-entry manifest:full-path="json/" manifest:media-type="application/binary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16in"/>
    </style:style>
    <style:style style:name="co3" style:family="table-column">
      <style:table-column-properties fo:break-before="auto" style:column-width="2.5736in"/>
    </style:style>
    <style:style style:name="co4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css3t:text-justify="auto" fo:margin-left="0.1945in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-bottom="none" style:diagonal-bl-tr="none" style:diagonal-tl-br="none" fo:border-left="0.74pt solid #81aca6" fo:padding="0.0138in" fo:border-right="none" style:shadow="#50938a 0.0398in 0.0398in" fo:border-top="0.74pt solid #81aca6"/>
    </style:style>
    <style:style style:name="ce4" style:family="table-cell" style:parent-style-name="Default" style:data-style-name="N36">
      <style:table-cell-properties fo:border-bottom="none" style:diagonal-bl-tr="none" style:diagonal-tl-br="none" fo:border-left="0.74pt solid #81aca6" fo:padding="0.0138in" fo:border-right="none" style:shadow="#50938a 0.0398in 0.0398in" fo:border-top="none"/>
    </style:style>
    <style:style style:name="ce5" style:family="table-cell" style:parent-style-name="Default" style:data-style-name="N36">
      <style:table-cell-properties fo:border-bottom="0.74pt solid #81aca6" style:diagonal-bl-tr="none" style:diagonal-tl-br="none" fo:border-left="0.74pt solid #81aca6" fo:padding="0.0138in" fo:border-right="none" style:shadow="#50938a 0.0398in 0.0398in" fo:border-top="none"/>
    </style:style>
    <style:style style:name="ce6" style:family="table-cell" style:parent-style-name="Default">
      <style:table-cell-properties fo:border-bottom="none" style:diagonal-bl-tr="none" style:diagonal-tl-br="none" fo:border-left="none" fo:padding="0.0138in" fo:border-right="none" style:shadow="#50938a 0.0398in 0.0398in" fo:border-top="0.74pt solid #81aca6"/>
    </style:style>
    <style:style style:name="ce7" style:family="table-cell" style:parent-style-name="Default">
      <style:table-cell-properties style:diagonal-bl-tr="none" style:diagonal-tl-br="none" fo:padding="0.0138in" style:shadow="#50938a 0.0398in 0.0398in"/>
    </style:style>
    <style:style style:name="ce8" style:family="table-cell" style:parent-style-name="Default">
      <style:table-cell-properties fo:border-bottom="0.74pt solid #81aca6" style:diagonal-bl-tr="none" style:diagonal-tl-br="none" fo:border-left="none" fo:padding="0.0138in" fo:border-right="none" style:shadow="#50938a 0.0398in 0.0398in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0.74pt solid #81aca6"/>
    </style:style>
    <style:style style:name="ce10" style:family="table-cell" style:parent-style-name="Default">
      <style:table-cell-properties fo:border-bottom="none" style:diagonal-bl-tr="none" style:diagonal-tl-br="none" fo:border-left="none" fo:padding="0.0138in" fo:border-right="0.74pt solid #81aca6" style:shadow="#50938a 0.0398in 0.0398in" fo:border-top="none"/>
    </style:style>
    <style:style style:name="ce11" style:family="table-cell" style:parent-style-name="Default">
      <style:table-cell-properties fo:border-bottom="0.74pt solid #81aca6" style:diagonal-bl-tr="none" style:diagonal-tl-br="none" fo:border-left="none" fo:padding="0.0138in" fo:border-right="0.74pt solid #81aca6" style:shadow="#50938a 0.0398in 0.0398in" fo:border-top="none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P1" style:family="paragraph"/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fsvqytlelcfgdf"/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120ccimvym8smr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dgWPiHfJDiOr2E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dgWPiHfJDiOr2E"/>
              </form:properties>
            </form:hidden>
            <form:hidden form:name="idrrlzuoigxumakl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E2"/>
                <form:property form:property-name="libre_pythonista_array_ability" office:value-type="boolean" office:boolean-value="true"/>
                <form:property form:property-name="libre_pythonista_codename" office:value-type="string" office:string-value="id_AgTHyW4W7sbOFp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AgTHyW4W7sbOFp"/>
              </form:properties>
            </form:hidden>
            <form:hidden form:name="id9zzkflxqsfxalr" form:control-implementation="ooo:com.sun.star.form.component.HiddenControl" xml:id="control4" form:id="control4">
              <form:properties>
                <form:property form:property-name="libre_pythonista_addr" office:value-type="string" office:string-value="sheet_index=0&amp;cell_addr=G2"/>
                <form:property form:property-name="libre_pythonista_array_ability" office:value-type="boolean" office:boolean-value="true"/>
                <form:property form:property-name="libre_pythonista_codename" office:value-type="string" office:string-value="id_641omDSs8v4Ucu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641omDSs8v4Ucu"/>
              </form:properties>
            </form:hidden>
            <form:hidden form:name="idv6vddexailpheg" form:control-implementation="ooo:com.sun.star.form.component.HiddenControl" xml:id="control5" form:id="control5">
              <form:properties>
                <form:property form:property-name="libre_pythonista_addr" office:value-type="string" office:string-value="sheet_index=0&amp;cell_addr=L2"/>
                <form:property form:property-name="libre_pythonista_array_ability" office:value-type="boolean" office:boolean-value="true"/>
                <form:property form:property-name="libre_pythonista_codename" office:value-type="string" office:string-value="id_wm0mKGzI4W7JZk"/>
                <form:property form:property-name="libre_pythonista_ctl_state" office:value-type="float" office:value="2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wm0mKGzI4W7JZk"/>
              </form:properties>
            </form:hidden>
            <form:hidden form:name="idpe78pybzhbdxrs" form:control-implementation="ooo:com.sun.star.form.component.HiddenControl" xml:id="control6" form:id="control6">
              <form:properties>
                <form:property form:property-name="libre_pythonista_addr" office:value-type="string" office:string-value="sheet_index=0&amp;cell_addr=L9"/>
                <form:property form:property-name="libre_pythonista_array_ability" office:value-type="boolean" office:boolean-value="true"/>
                <form:property form:property-name="libre_pythonista_codename" office:value-type="string" office:string-value="id_EKramsoOCDOp7e"/>
                <form:property form:property-name="libre_pythonista_modify_trigger_event" office:value-type="string" office:string-value="cell_data_type_tbl_data"/>
                <form:property form:property-name="libre_pythonista_orig_ctl" office:value-type="string" office:string-value="cell_data_type_tbl_data"/>
                <form:property form:property-name="libre_pythonista_pyc_rule" office:value-type="string" office:string-value="cell_data_type_tbl_data"/>
                <form:property form:property-name="libre_pythonista_shape" office:value-type="string" office:string-value="SHAPE_libre_pythonista_ctl_cell_id_EKramsoOCDOp7e"/>
              </form:properties>
            </form:hidden>
            <form:hidden form:name="idwy440b9mur00a3" form:control-implementation="ooo:com.sun.star.form.component.HiddenControl" xml:id="control7" form:id="control7">
              <form:properties>
                <form:property form:property-name="libre_pythonista_addr" office:value-type="string" office:string-value="sheet_index=0&amp;cell_addr=C15"/>
                <form:property form:property-name="libre_pythonista_array_ability" office:value-type="boolean" office:boolean-value="false"/>
                <form:property form:property-name="libre_pythonista_codename" office:value-type="string" office:string-value="id_YvIo0TNT3E05BS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YvIo0TNT3E05BS"/>
              </form:properties>
            </form:hidden>
            <form:hidden form:name="idq6rn5gvcmdidol" form:control-implementation="ooo:com.sun.star.form.component.HiddenControl" xml:id="control8" form:id="control8">
              <form:properties>
                <form:property form:property-name="libre_pythonista_addr" office:value-type="string" office:string-value="sheet_index=0&amp;cell_addr=D15"/>
                <form:property form:property-name="libre_pythonista_array_ability" office:value-type="boolean" office:boolean-value="false"/>
                <form:property form:property-name="libre_pythonista_codename" office:value-type="string" office:string-value="id_wUQDQuL8pbttKG"/>
                <form:property form:property-name="libre_pythonista_modify_trigger_event" office:value-type="string" office:string-value="cell_data_type_str"/>
                <form:property form:property-name="libre_pythonista_orig_ctl" office:value-type="string" office:string-value="cell_data_type_str"/>
                <form:property form:property-name="libre_pythonista_pyc_rule" office:value-type="string" office:string-value="cell_data_type_str"/>
                <form:property form:property-name="libre_pythonista_shape" office:value-type="string" office:string-value="SHAPE_libre_pythonista_ctl_cell_id_wUQDQuL8pbttKG"/>
              </form:properties>
            </form:hidden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dgWPiHfJDiOr2E" form:control-implementation="ooo:com.sun.star.form.component.CommandButton" xml:id="control9" form:id="control9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AgTHyW4W7sbOFp" form:control-implementation="ooo:com.sun.star.form.component.CommandButton" xml:id="control10" form:id="control10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641omDSs8v4Ucu" form:control-implementation="ooo:com.sun.star.form.component.CommandButton" xml:id="control11" form:id="control11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wm0mKGzI4W7JZk" form:control-implementation="ooo:com.sun.star.form.component.CommandButton" xml:id="control12" form:id="control12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EKramsoOCDOp7e" form:control-implementation="ooo:com.sun.star.form.component.CommandButton" xml:id="control13" form:id="control13" form:label="&lt;&gt; Table Data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YvIo0TNT3E05BS" form:control-implementation="ooo:com.sun.star.form.component.CommandButton" xml:id="control14" form:id="control14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  <form:button form:name="libre_pythonista_ctl_cell_id_wUQDQuL8pbttKG" form:control-implementation="ooo:com.sun.star.form.component.CommandButton" xml:id="control15" form:id="control15" form:label="&lt;&gt;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4"/>
        <table:table-column table:style-name="co3" table:default-cell-style-name="ce7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table:formula="of:=COM.GITHUB.AMOURSPIRIT.EXTENSION.LIBREPYTHONISTA.PYIMPL.PYC(SHEET();CELL(&quot;ADDRESS&quot;))" office:value-type="string" office:string-value="imports" calcext:value-type="string">
            <text:p>imports</text:p>
            <draw:control table:end-cell-address="Sheet1.A1" table:end-x="0.0004in" table:end-y="0.0004in" draw:z-index="0" draw:name="_cprop_id120ccimvym8smr_id" draw:style-name="gr1" draw:text-style-name="P1" drawooo:display="screen" svg:width="0.0004in" svg:height="0.0004in" svg:x="0in" svg:y="0in"/>
            <draw:control table:end-cell-address="Sheet1.A2" table:end-x="0.1783in" table:end-y="0.0004in" draw:z-index="1" draw:name="SHAPE_libre_pythonista_ctl_cell_id_dgWPiHfJDiOr2E" draw:style-name="gr2" draw:text-style-name="P2" drawooo:display="screen" svg:width="0.1783in" svg:height="0.1783in" svg:x="0in" svg:y="0in" draw:control="control9"/>
          </table:table-cell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ales</text:p>
          </table:table-cell>
          <table:table-cell table:formula="of:=COM.GITHUB.AMOURSPIRIT.EXTENSION.LIBREPYTHONISTA.PYIMPL.PYC(SHEET();CELL(&quot;ADDRESS&quot;);[.A2:.D14])">
            <text:p/>
            <draw:control table:end-cell-address="Sheet1.E2" table:end-x="0.0004in" table:end-y="0.0004in" draw:z-index="2" draw:name="_cprop_idrrlzuoigxumakl_id" draw:style-name="gr1" draw:text-style-name="P1" drawooo:display="screen" svg:width="0.0004in" svg:height="0.0004in" svg:x="0in" svg:y="0in"/>
            <draw:control table:end-cell-address="Sheet1.F3" table:end-x="0.0004in" table:end-y="0.0004in" draw:z-index="3" draw:name="SHAPE_libre_pythonista_ctl_cell_id_AgTHyW4W7sbOFp" draw:style-name="gr2" draw:text-style-name="P2" drawooo:display="screen" svg:width="0.8894in" svg:height="0.178in" svg:x="0in" svg:y="0in" draw:control="control10"/>
          </table:table-cell>
          <table:table-cell/>
          <table:table-cell table:style-name="ce3" table:number-matrix-columns-spanned="4" table:number-matrix-rows-spanned="25" table:formula="of:=COM.GITHUB.AMOURSPIRIT.EXTENSION.LIBREPYTHONISTA.PYIMPL.PYC(SHEET();CELL(&quot;ADDRESS&quot;);[.E2])" office:value-type="string" office:string-value="Date" calcext:value-type="string">
            <text:p>Date</text:p>
            <draw:control table:end-cell-address="Sheet1.G2" table:end-x="0.0004in" table:end-y="0.0004in" draw:z-index="4" draw:name="_cprop_id9zzkflxqsfxalr_id" draw:style-name="gr1" draw:text-style-name="P1" drawooo:display="screen" svg:width="0.0004in" svg:height="0.0004in" svg:x="0in" svg:y="0in"/>
            <draw:control table:end-cell-address="Sheet1.G3" table:end-x="0.8894in" table:end-y="0.0004in" draw:z-index="5" draw:name="SHAPE_libre_pythonista_ctl_cell_id_641omDSs8v4Ucu" draw:style-name="gr2" draw:text-style-name="P2" drawooo:display="none" svg:width="0.8894in" svg:height="0.178in" svg:x="0in" svg:y="0in" draw:control="control11"/>
          </table:table-cell>
          <table:table-cell table:style-name="ce6" office:value-type="string" office:string-value="Product" calcext:value-type="string">
            <text:p>Product</text:p>
          </table:table-cell>
          <table:table-cell table:style-name="ce6" office:value-type="string" office:string-value="variable" calcext:value-type="string">
            <text:p>variable</text:p>
          </table:table-cell>
          <table:table-cell table:style-name="ce9" office:value-type="string" office:string-value="value" calcext:value-type="string">
            <text:p>value</text:p>
          </table:table-cell>
          <table:table-cell/>
          <table:table-cell table:style-name="ce3" table:number-matrix-columns-spanned="4" table:number-matrix-rows-spanned="5" table:formula="of:=COM.GITHUB.AMOURSPIRIT.EXTENSION.LIBREPYTHONISTA.PYIMPL.PYC(SHEET();CELL(&quot;ADDRESS&quot;);[.E2])" office:value-type="string" office:string-value="Date" calcext:value-type="string">
            <text:p>Date</text:p>
            <draw:control table:end-cell-address="Sheet1.L2" table:end-x="0.0004in" table:end-y="0.0004in" draw:z-index="6" draw:name="_cprop_idv6vddexailpheg_id" draw:style-name="gr1" draw:text-style-name="P1" drawooo:display="screen" svg:width="0.0004in" svg:height="0.0004in" svg:x="0in" svg:y="0in"/>
            <draw:control table:end-cell-address="Sheet1.M3" table:end-x="0.0004in" table:end-y="0.0004in" draw:z-index="7" draw:name="SHAPE_libre_pythonista_ctl_cell_id_wm0mKGzI4W7JZk" draw:style-name="gr2" draw:text-style-name="P2" drawooo:display="none" svg:width="1.3343in" svg:height="0.178in" svg:x="0in" svg:y="0in" draw:control="control12"/>
          </table:table-cell>
          <table:table-cell table:style-name="ce6" office:value-type="string" office:string-value="Product" calcext:value-type="string">
            <text:p>Product</text:p>
          </table:table-cell>
          <table:table-cell table:style-name="ce6" office:value-type="string" office:string-value="Quality" calcext:value-type="string">
            <text:p>Quality</text:p>
          </table:table-cell>
          <table:table-cell table:style-name="ce9" office:value-type="string" office:string-value="Sales" calcext:value-type="string">
            <text:p>Sales</text:p>
          </table:table-cell>
        </table:table-row>
        <table:table-row table:style-name="ro1">
          <table:table-cell table:style-name="ce2" office:value-type="date" office:date-value="2023-06-01" calcext:value-type="date">
            <text:p>06/01/23</text:p>
          </table:table-cell>
          <table:table-cell office:value-type="string" calcext:value-type="string">
            <text:p>Laptop Bag Black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4" office:value-type="date" office:date-value="2023-06-04" calcext:value-type="date">
            <text:p>06/04/2023</text:p>
          </table:table-cell>
          <table:table-cell table:style-name="ce7" office:value-type="string" office:string-value="Women crop top black" calcext:value-type="string">
            <text:p>Women crop top black</text:p>
          </table:table-cell>
          <table:table-cell table:style-name="ce7" office:value-type="float" office:value="190" calcext:value-type="float">
            <text:p>190</text:p>
          </table:table-cell>
          <table:table-cell table:style-name="ce10" office:value-type="float" office:value="1900" calcext:value-type="float">
            <text:p>1900</text:p>
          </table:table-cell>
        </table:table-row>
        <table:table-row table:style-name="ro1">
          <table:table-cell table:style-name="ce2" office:value-type="date" office:date-value="2023-06-01" calcext:value-type="date">
            <text:p>06/01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" office:value-type="date" office:date-value="2023-07-07" calcext:value-type="date">
            <text:p>07/07/2023</text:p>
          </table:table-cell>
          <table:table-cell table:style-name="ce7" office:value-type="string" office:string-value="Women type T simple black" calcext:value-type="string">
            <text:p>Women type T simple black</text:p>
          </table:table-cell>
          <table:table-cell table:style-name="ce7" office:value-type="float" office:value="200" calcext:value-type="float">
            <text:p>200</text:p>
          </table:table-cell>
          <table:table-cell table:style-name="ce10" office:value-type="float" office:value="1560" calcext:value-type="float">
            <text:p>1560</text:p>
          </table:table-cell>
        </table:table-row>
        <table:table-row table:style-name="ro1">
          <table:table-cell table:style-name="ce2" office:value-type="date" office:date-value="2033-06-01" calcext:value-type="date">
            <text:p>06/01/3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33-06-01" calcext:value-type="date">
            <text:p>06/01/20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4" office:value-type="date" office:date-value="2023-07-10" calcext:value-type="date">
            <text:p>07/10/2023</text:p>
          </table:table-cell>
          <table:table-cell table:style-name="ce7" office:value-type="string" office:string-value="Women type T simple black" calcext:value-type="string">
            <text:p>Women type T simple black</text:p>
          </table:table-cell>
          <table:table-cell table:style-name="ce7" office:value-type="float" office:value="6000" calcext:value-type="float">
            <text:p>6000</text:p>
          </table:table-cell>
          <table:table-cell table:style-name="ce10"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23-06-01" calcext:value-type="date">
            <text:p>06/01/23</text:p>
          </table:table-cell>
          <table:table-cell office:value-type="string" calcext:value-type="string">
            <text:p>Laptop Bag Red</text:p>
          </table:table-cell>
          <table:table-cell office:value-type="float" office:value="60" calcext:value-type="float">
            <text:p>60</text:p>
          </table:table-cell>
          <table:table-cell office:value-type="float" office:value="1970" calcext:value-type="float">
            <text:p>1970</text:p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office:value-type="date" office:date-value="2023-06-10" calcext:value-type="date">
            <text:p>06/10/2023</text:p>
          </table:table-cell>
          <table:table-cell table:style-name="ce8" office:value-type="string" office:string-value="Women type T simple black" calcext:value-type="string">
            <text:p>Women type T simple black</text:p>
          </table:table-cell>
          <table:table-cell table:style-name="ce8" office:value-type="float" office:value="400" calcext:value-type="float">
            <text:p>400</text:p>
          </table:table-cell>
          <table:table-cell table:style-name="ce11" office:value-type="float" office:value="1680" calcext:value-type="float">
            <text:p>1680</text:p>
          </table:table-cell>
        </table:table-row>
        <table:table-row table:style-name="ro1">
          <table:table-cell table:style-name="ce2" office:value-type="date" office:date-value="2023-06-02" calcext:value-type="date">
            <text:p>06/02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02" calcext:value-type="date">
            <text:p>06/02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03" calcext:value-type="date">
            <text:p>06/03/23</text:p>
          </table:table-cell>
          <table:table-cell office:value-type="string" calcext:value-type="string">
            <text:p>Women type T simple white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date" office:date-value="2023-06-03" calcext:value-type="date">
            <text:p>06/03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03" calcext:value-type="date">
            <text:p>06/03/23</text:p>
          </table:table-cell>
          <table:table-cell office:value-type="string" calcext:value-type="string">
            <text:p>Smartphone case diamond</text:p>
          </table:table-cell>
          <table:table-cell office:value-type="float" office:value="60" calcext:value-type="float">
            <text:p>60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date" office:date-value="2023-06-03" calcext:value-type="date">
            <text:p>06/03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M.GITHUB.AMOURSPIRIT.EXTENSION.LIBREPYTHONISTA.PYIMPL.PYC(SHEET();CELL(&quot;ADDRESS&quot;); [.E2])" office:value-type="string" office:string-value="Date" calcext:value-type="string">
            <text:p>Date</text:p>
            <draw:control table:end-cell-address="Sheet1.L9" table:end-x="0.0004in" table:end-y="0.0004in" draw:z-index="8" draw:name="_cprop_idpe78pybzhbdxrs_id" draw:style-name="gr1" draw:text-style-name="P1" drawooo:display="screen" svg:width="0.0004in" svg:height="0.0004in" svg:x="0in" svg:y="0in"/>
            <draw:control table:end-cell-address="Sheet1.M10" table:end-x="0.0004in" table:end-y="0.0004in" draw:z-index="9" draw:name="SHAPE_libre_pythonista_ctl_cell_id_EKramsoOCDOp7e" draw:style-name="gr2" draw:text-style-name="P2" drawooo:display="screen" svg:width="1.3343in" svg:height="0.1783in" svg:x="0in" svg:y="0in" draw:control="control13"/>
          </table:table-cell>
          <table:table-cell table:number-columns-repeated="3"/>
        </table:table-row>
        <table:table-row table:style-name="ro1">
          <table:table-cell table:style-name="ce2" office:value-type="date" office:date-value="2023-06-04" calcext:value-type="date">
            <text:p>06/04/23</text:p>
          </table:table-cell>
          <table:table-cell office:value-type="string" calcext:value-type="string">
            <text:p>Smartphone case diamond</text:p>
          </table:table-cell>
          <table:table-cell office:value-type="float" office:value="50" calcext:value-type="float">
            <text:p>50</text:p>
          </table:table-cell>
          <table:table-cell office:value-type="float" office:value="3520" calcext:value-type="float">
            <text:p>3520</text:p>
          </table:table-cell>
          <table:table-cell table:number-columns-repeated="2"/>
          <table:table-cell office:value-type="date" office:date-value="2023-06-04" calcext:value-type="date">
            <text:p>06/04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04" calcext:value-type="date">
            <text:p>06/04/23</text:p>
          </table:table-cell>
          <table:table-cell office:value-type="string" calcext:value-type="string">
            <text:p>Women crop top black</text:p>
          </table:table-cell>
          <table:table-cell office:value-type="float" office:value="190" calcext:value-type="float">
            <text:p>19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date" office:date-value="2023-06-04" calcext:value-type="date">
            <text:p>06/04/20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7-07" calcext:value-type="date">
            <text:p>07/07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200" calcext:value-type="float">
            <text:p>200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date" office:date-value="2023-07-07" calcext:value-type="date">
            <text:p>07/07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7-10" calcext:value-type="date">
            <text:p>07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date" office:date-value="2023-07-10" calcext:value-type="date">
            <text:p>07/10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23-06-10" calcext:value-type="date">
            <text:p>06/10/23</text:p>
          </table:table-cell>
          <table:table-cell office:value-type="string" calcext:value-type="string">
            <text:p>Women type T simple black</text:p>
          </table:table-cell>
          <table:table-cell office:value-type="float" office:value="400" calcext:value-type="float">
            <text:p>40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date" office:date-value="2023-06-10" calcext:value-type="date">
            <text:p>06/10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Quality" calcext:value-type="string">
            <text:p>Quality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COM.GITHUB.AMOURSPIRIT.EXTENSION.LIBREPYTHONISTA.PYIMPL.PYC(SHEET();CELL(&quot;ADDRESS&quot;))" office:value-type="string" office:string-value="float64" calcext:value-type="string">
            <text:p>float64</text:p>
            <draw:control table:end-cell-address="Sheet1.C15" table:end-x="0.0004in" table:end-y="0.0004in" draw:z-index="10" draw:name="_cprop_idwy440b9mur00a3_id" draw:style-name="gr1" draw:text-style-name="P1" drawooo:display="screen" svg:width="0.0004in" svg:height="0.0004in" svg:x="0in" svg:y="0in"/>
            <draw:control table:end-cell-address="Sheet1.C15" table:end-x="0.178in" table:end-y="0.178in" draw:z-index="11" draw:name="SHAPE_libre_pythonista_ctl_cell_id_YvIo0TNT3E05BS" draw:style-name="gr2" draw:text-style-name="P2" drawooo:display="screen" svg:width="0.178in" svg:height="0.178in" svg:x="0in" svg:y="0in" draw:control="control14"/>
          </table:table-cell>
          <table:table-cell table:style-name="ce1" table:formula="of:=COM.GITHUB.AMOURSPIRIT.EXTENSION.LIBREPYTHONISTA.PYIMPL.PYC(SHEET();CELL(&quot;ADDRESS&quot;))" office:value-type="string" office:string-value="float64" calcext:value-type="string">
            <text:p>float64</text:p>
            <draw:control table:end-cell-address="Sheet1.D15" table:end-x="0.0004in" table:end-y="0.0004in" draw:z-index="12" draw:name="_cprop_idq6rn5gvcmdidol_id" draw:style-name="gr1" draw:text-style-name="P1" drawooo:display="screen" svg:width="0.0004in" svg:height="0.0004in" svg:x="0in" svg:y="0in"/>
            <draw:control table:end-cell-address="Sheet1.D15" table:end-x="0.178in" table:end-y="0.178in" draw:z-index="13" draw:name="SHAPE_libre_pythonista_ctl_cell_id_wUQDQuL8pbttKG" draw:style-name="gr2" draw:text-style-name="P2" drawooo:display="screen" svg:width="0.178in" svg:height="0.178in" svg:x="0in" svg:y="0in" draw:control="control15"/>
          </table:table-cell>
          <table:table-cell table:number-columns-repeated="2"/>
          <table:table-cell office:value-type="date" office:date-value="2023-06-01" calcext:value-type="date">
            <text:p>06/01/2023</text:p>
          </table:table-cell>
          <table:table-cell office:value-type="string" office:string-value="Laptop Bag Black" calcext:value-type="string">
            <text:p>Laptop Bag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33-06-01" calcext:value-type="date">
            <text:p>06/01/203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1" calcext:value-type="date">
            <text:p>06/01/2023</text:p>
          </table:table-cell>
          <table:table-cell office:value-type="string" office:string-value="Laptop Bag Red" calcext:value-type="string">
            <text:p>Laptop Bag Re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70" calcext:value-type="float">
            <text:p>197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2" calcext:value-type="date">
            <text:p>06/02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023</text:p>
          </table:table-cell>
          <table:table-cell office:value-type="string" office:string-value="Women type T simple white" calcext:value-type="string">
            <text:p>Women type T simple white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3" calcext:value-type="date">
            <text:p>06/03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4230" calcext:value-type="float">
            <text:p>42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023</text:p>
          </table:table-cell>
          <table:table-cell office:value-type="string" office:string-value="Smartphone case diamond" calcext:value-type="string">
            <text:p>Smartphone case diamond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3520" calcext:value-type="float">
            <text:p>35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6-04" calcext:value-type="date">
            <text:p>06/04/2023</text:p>
          </table:table-cell>
          <table:table-cell office:value-type="string" office:string-value="Women crop top black" calcext:value-type="string">
            <text:p>Women crop top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900" calcext:value-type="float">
            <text:p>190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7-07" calcext:value-type="date">
            <text:p>07/07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date" office:date-value="2023-07-10" calcext:value-type="date">
            <text:p>07/10/2023</text:p>
          </table:table-cell>
          <table:table-cell office:value-type="string" office:string-value="Women type T simple black" calcext:value-type="string">
            <text:p>Women type T simple black</text:p>
          </table:table-cell>
          <table:table-cell office:value-type="string" office:string-value="Sales" calcext:value-type="string">
            <text:p>Sales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office:value-type="date" office:date-value="2023-06-10" calcext:value-type="date">
            <text:p>06/10/2023</text:p>
          </table:table-cell>
          <table:table-cell table:style-name="ce8" office:value-type="string" office:string-value="Women type T simple black" calcext:value-type="string">
            <text:p>Women type T simple black</text:p>
          </table:table-cell>
          <table:table-cell table:style-name="ce8" office:value-type="string" office:string-value="Sales" calcext:value-type="string">
            <text:p>Sales</text:p>
          </table:table-cell>
          <table:table-cell table:style-name="ce11" office:value-type="float" office:value="1680" calcext:value-type="float">
            <text:p>16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02:13:21.909218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6:26:02.760241626</meta:creation-date>
    <dc:date>2024-06-29T02:13:33.225662366</dc:date>
    <meta:editing-duration>PT9M13S</meta:editing-duration>
    <meta:editing-cycles>11</meta:editing-cycles>
    <meta:generator>LibreOffice/7.6.3.1$Linux_X86_64 LibreOffice_project/60$Build-1</meta:generator>
    <dc:creator>Libre Developer</dc:creator>
    <meta:document-statistic meta:table-count="1" meta:cell-count="177" meta:object-count="14"/>
  </office:meta>
</office:document-meta>
</file>